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5-09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20192" calcext:value-type="float">
            <text:p>254.5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5-06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2324" calcext:value-type="float">
            <text:p>254.5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5-03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07416" calcext:value-type="float">
            <text:p>254.4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4-10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35432" calcext:value-type="float">
            <text:p>254.5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4-06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08" calcext:value-type="float">
            <text:p>254.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4-03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95224" calcext:value-type="float">
            <text:p>254.3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3-12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1656" calcext:value-type="float">
            <text:p>254.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3-08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53136" calcext:value-type="float">
            <text:p>254.4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3-05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4704" calcext:value-type="float">
            <text:p>254.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3-03-0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40944" calcext:value-type="float">
            <text:p>254.4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2-12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6228" calcext:value-type="float">
            <text:p>254.4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2-08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76936" calcext:value-type="float">
            <text:p>254.3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2-07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92176" calcext:value-type="float">
            <text:p>254.3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2-04-2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19024" calcext:value-type="float">
            <text:p>254.3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2-02-02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36856" calcext:value-type="float">
            <text:p>253.7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1-08-1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22072" calcext:value-type="float">
            <text:p>254.3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1-06-1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07416" calcext:value-type="float">
            <text:p>254.4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1-03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49504" calcext:value-type="float">
            <text:p>254.3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34264" calcext:value-type="float">
            <text:p>254.3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8128" calcext:value-type="float">
            <text:p>254.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892" calcext:value-type="float">
            <text:p>254.2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419608" calcext:value-type="float">
            <text:p>254.4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95224" calcext:value-type="float">
            <text:p>254.3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0221083871" calcext:value-type="float">
            <text:p>254.30221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3570064516" calcext:value-type="float">
            <text:p>254.26357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254075" calcext:value-type="float">
            <text:p>254.2625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7054175" calcext:value-type="float">
            <text:p>254.2705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30424" calcext:value-type="float">
            <text:p>254.2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31664387097" calcext:value-type="float">
            <text:p>254.23166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31025290323" calcext:value-type="float">
            <text:p>254.23102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58948903226" calcext:value-type="float">
            <text:p>254.25894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21488" calcext:value-type="float">
            <text:p>254.2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9469419355" calcext:value-type="float">
            <text:p>254.26946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09215" calcext:value-type="float">
            <text:p>254.2609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73096" calcext:value-type="float">
            <text:p>254.2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4714181818" calcext:value-type="float">
            <text:p>254.264714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33244571429" calcext:value-type="float">
            <text:p>254.23324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2901275" calcext:value-type="float">
            <text:p>254.229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58457290323" calcext:value-type="float">
            <text:p>254.25845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15392" calcext:value-type="float">
            <text:p>254.2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892" calcext:value-type="float">
            <text:p>254.2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2234064516" calcext:value-type="float">
            <text:p>254.24223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2627354839" calcext:value-type="float">
            <text:p>254.24262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24536" calcext:value-type="float">
            <text:p>254.2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48158" calcext:value-type="float">
            <text:p>254.248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61013677419" calcext:value-type="float">
            <text:p>254.26101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34466580645" calcext:value-type="float">
            <text:p>254.23446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2939375" calcext:value-type="float">
            <text:p>254.229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95825806452" calcext:value-type="float">
            <text:p>254.195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96612387097" calcext:value-type="float">
            <text:p>254.19661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2080768" calcext:value-type="float">
            <text:p>254.20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272" calcext:value-type="float">
            <text:p>254.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6252825" calcext:value-type="float">
            <text:p>254.162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617472" calcext:value-type="float">
            <text:p>254.16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795875" calcext:value-type="float">
            <text:p>254.1779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53906482759" calcext:value-type="float">
            <text:p>254.153906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7319625" calcext:value-type="float">
            <text:p>254.173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80880774194" calcext:value-type="float">
            <text:p>254.18088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83732129032" calcext:value-type="float">
            <text:p>254.18373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6348075" calcext:value-type="float">
            <text:p>254.1634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64559225807" calcext:value-type="float">
            <text:p>254.16455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50794064516" calcext:value-type="float">
            <text:p>254.15079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4062075" calcext:value-type="float">
            <text:p>254.1406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36537290323" calcext:value-type="float">
            <text:p>254.13653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16086193548" calcext:value-type="float">
            <text:p>254.11608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14709677419" calcext:value-type="float">
            <text:p>254.1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948055" calcext:value-type="float">
            <text:p>254.0948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48546206897" calcext:value-type="float">
            <text:p>254.148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5128875" calcext:value-type="float">
            <text:p>254.151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290955" calcext:value-type="float">
            <text:p>254.129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343152" calcext:value-type="float">
            <text:p>254.13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28754909091" calcext:value-type="float">
            <text:p>254.128754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60704" calcext:value-type="float">
            <text:p>254.1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66165" calcext:value-type="float">
            <text:p>254.106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842625" calcext:value-type="float">
            <text:p>254.108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87965935484" calcext:value-type="float">
            <text:p>254.08796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75085677419" calcext:value-type="float">
            <text:p>254.0750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9649032258" calcext:value-type="float">
            <text:p>254.059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93766967742" calcext:value-type="float">
            <text:p>254.09376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68352275862" calcext:value-type="float">
            <text:p>254.068352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12448258064" calcext:value-type="float">
            <text:p>254.11244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909955" calcext:value-type="float">
            <text:p>254.090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1044448" calcext:value-type="float">
            <text:p>254.10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9013825" calcext:value-type="float">
            <text:p>254.0901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5224516129" calcext:value-type="float">
            <text:p>254.055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837083871" calcext:value-type="float">
            <text:p>254.05837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7718425" calcext:value-type="float">
            <text:p>254.0771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22483096774" calcext:value-type="float">
            <text:p>254.02248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32315354839" calcext:value-type="float">
            <text:p>254.03231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31823741935" calcext:value-type="float">
            <text:p>254.031823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3298825" calcext:value-type="float">
            <text:p>254.0329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07583714286" calcext:value-type="float">
            <text:p>254.00758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4991" calcext:value-type="float">
            <text:p>254.054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7737475" calcext:value-type="float">
            <text:p>254.077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62795354839" calcext:value-type="float">
            <text:p>254.06279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5165725" calcext:value-type="float">
            <text:p>254.0516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114808" calcext:value-type="float">
            <text:p>254.01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2708275" calcext:value-type="float">
            <text:p>254.0270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23466322581" calcext:value-type="float">
            <text:p>254.02346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95346064516" calcext:value-type="float">
            <text:p>253.9953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8531716129" calcext:value-type="float">
            <text:p>253.98531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1355354839" calcext:value-type="float">
            <text:p>253.97135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1650322581" calcext:value-type="float">
            <text:p>253.971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09424" calcext:value-type="float">
            <text:p>253.97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00055716129" calcext:value-type="float">
            <text:p>254.00055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53460645161" calcext:value-type="float">
            <text:p>253.95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78434580645" calcext:value-type="float">
            <text:p>253.97843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46479741935" calcext:value-type="float">
            <text:p>253.946479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48151225807" calcext:value-type="float">
            <text:p>253.94815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2425883871" calcext:value-type="float">
            <text:p>253.92425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3507125" calcext:value-type="float">
            <text:p>253.9350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9601875" calcext:value-type="float">
            <text:p>253.896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7868325" calcext:value-type="float">
            <text:p>253.8786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92697290323" calcext:value-type="float">
            <text:p>253.89269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8168516129" calcext:value-type="float">
            <text:p>253.88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827536" calcext:value-type="float">
            <text:p>253.8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10886967742" calcext:value-type="float">
            <text:p>253.91088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2002175" calcext:value-type="float">
            <text:p>253.9200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991112" calcext:value-type="float">
            <text:p>253.89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8973225" calcext:value-type="float">
            <text:p>253.8897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848872" calcext:value-type="float">
            <text:p>253.8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52864727273" calcext:value-type="float">
            <text:p>253.852864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55531354839" calcext:value-type="float">
            <text:p>253.85553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33802064516" calcext:value-type="float">
            <text:p>253.83380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45207483871" calcext:value-type="float">
            <text:p>253.845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66150193548" calcext:value-type="float">
            <text:p>253.86615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72049548387" calcext:value-type="float">
            <text:p>253.87204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70757793103" calcext:value-type="float">
            <text:p>253.870757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13443354839" calcext:value-type="float">
            <text:p>253.91344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7030125" calcext:value-type="float">
            <text:p>253.870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885448" calcext:value-type="float">
            <text:p>253.8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93066" calcext:value-type="float">
            <text:p>253.893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529848" calcext:value-type="float">
            <text:p>253.85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368685" calcext:value-type="float">
            <text:p>253.836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32720516129" calcext:value-type="float">
            <text:p>253.832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40488" calcext:value-type="float">
            <text:p>253.8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31442322581" calcext:value-type="float">
            <text:p>253.83144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8803031579" calcext:value-type="float">
            <text:p>253.788030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65959483871" calcext:value-type="float">
            <text:p>253.765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17680551724" calcext:value-type="float">
            <text:p>253.817680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4442683871" calcext:value-type="float">
            <text:p>253.7444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62223225806" calcext:value-type="float">
            <text:p>253.762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85722322581" calcext:value-type="float">
            <text:p>253.78572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74021935484" calcext:value-type="float">
            <text:p>253.774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7467025" calcext:value-type="float">
            <text:p>253.774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60778181818" calcext:value-type="float">
            <text:p>253.760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61141677419" calcext:value-type="float">
            <text:p>253.76114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319792" calcext:value-type="float">
            <text:p>253.73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3999925" calcext:value-type="float">
            <text:p>253.7399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461016" calcext:value-type="float">
            <text:p>253.74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3542725" calcext:value-type="float">
            <text:p>253.7354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46" calcext:value-type="float">
            <text:p>253.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80553125" calcext:value-type="float">
            <text:p>253.805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57307096774" calcext:value-type="float">
            <text:p>253.757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714" calcext:value-type="float">
            <text:p>253.7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6628825" calcext:value-type="float">
            <text:p>253.7662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267595" calcext:value-type="float">
            <text:p>253.726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8382967742" calcext:value-type="float">
            <text:p>253.68838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8332666667" calcext:value-type="float">
            <text:p>253.69833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0628" calcext:value-type="float">
            <text:p>253.69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0943" calcext:value-type="float">
            <text:p>253.670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3516" calcext:value-type="float">
            <text:p>253.68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12325" calcext:value-type="float">
            <text:p>253.701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8913655172" calcext:value-type="float">
            <text:p>253.698913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0673290323" calcext:value-type="float">
            <text:p>253.70067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172345" calcext:value-type="float">
            <text:p>253.7172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59696" calcext:value-type="float">
            <text:p>253.70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6867612903" calcext:value-type="float">
            <text:p>253.70686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7764129032" calcext:value-type="float">
            <text:p>253.67776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5838193548" calcext:value-type="float">
            <text:p>253.6558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39701" calcext:value-type="float">
            <text:p>253.639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23064" calcext:value-type="float">
            <text:p>253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22879272727" calcext:value-type="float">
            <text:p>253.622879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99696" calcext:value-type="float">
            <text:p>253.5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8696571429" calcext:value-type="float">
            <text:p>253.65869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56915142857" calcext:value-type="float">
            <text:p>253.55691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93698322581" calcext:value-type="float">
            <text:p>253.59369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065975" calcext:value-type="float">
            <text:p>253.690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1644" calcext:value-type="float">
            <text:p>253.69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503625" calcext:value-type="float">
            <text:p>253.655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1963096774" calcext:value-type="float">
            <text:p>253.67196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694125" calcext:value-type="float">
            <text:p>253.656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5855483871" calcext:value-type="float">
            <text:p>253.69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08896" calcext:value-type="float">
            <text:p>253.70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5011096774" calcext:value-type="float">
            <text:p>253.67501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49968" calcext:value-type="float">
            <text:p>253.69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2581935484" calcext:value-type="float">
            <text:p>253.682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9859428571" calcext:value-type="float">
            <text:p>253.70985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75496774194" calcext:value-type="float">
            <text:p>253.77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8762425" calcext:value-type="float">
            <text:p>253.7876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00184" calcext:value-type="float">
            <text:p>253.69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20239483871" calcext:value-type="float">
            <text:p>253.720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80314580645" calcext:value-type="float">
            <text:p>253.78031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2309083871" calcext:value-type="float">
            <text:p>253.72309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247075" calcext:value-type="float">
            <text:p>253.702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013216" calcext:value-type="float">
            <text:p>253.60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00488516129" calcext:value-type="float">
            <text:p>253.500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797824" calcext:value-type="float">
            <text:p>253.57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41089806452" calcext:value-type="float">
            <text:p>253.6410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49199724138" calcext:value-type="float">
            <text:p>253.649199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64588903226" calcext:value-type="float">
            <text:p>253.66458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52305" calcext:value-type="float">
            <text:p>253.685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2674857143" calcext:value-type="float">
            <text:p>253.70267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18568" calcext:value-type="float">
            <text:p>253.7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18469677419" calcext:value-type="float">
            <text:p>253.71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279025" calcext:value-type="float">
            <text:p>253.72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17683096774" calcext:value-type="float">
            <text:p>253.71768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9169548387" calcext:value-type="float">
            <text:p>253.6891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4132025" calcext:value-type="float">
            <text:p>253.641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15952" calcext:value-type="float">
            <text:p>253.6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4565" calcext:value-type="float">
            <text:p>253.694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0468" calcext:value-type="float">
            <text:p>253.68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5207741936" calcext:value-type="float">
            <text:p>253.675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051716129" calcext:value-type="float">
            <text:p>253.68051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63176" calcext:value-type="float">
            <text:p>253.69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6945" calcext:value-type="float">
            <text:p>253.686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9289655172" calcext:value-type="float">
            <text:p>253.659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6818075" calcext:value-type="float">
            <text:p>253.6681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675325" calcext:value-type="float">
            <text:p>253.676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329192" calcext:value-type="float">
            <text:p>253.63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44727741935" calcext:value-type="float">
            <text:p>253.644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21720258064" calcext:value-type="float">
            <text:p>253.621720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447048" calcext:value-type="float">
            <text:p>253.64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10472857143" calcext:value-type="float">
            <text:p>253.6104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661316129" calcext:value-type="float">
            <text:p>253.6866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598875" calcext:value-type="float">
            <text:p>253.6559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101352" calcext:value-type="float">
            <text:p>253.71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3044645161" calcext:value-type="float">
            <text:p>253.67304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63212387097" calcext:value-type="float">
            <text:p>253.66321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3142967742" calcext:value-type="float">
            <text:p>253.67314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21517677419" calcext:value-type="float">
            <text:p>253.7215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993656" calcext:value-type="float">
            <text:p>253.69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408625" calcext:value-type="float">
            <text:p>253.674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324112" calcext:value-type="float">
            <text:p>253.63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179775" calcext:value-type="float">
            <text:p>253.6517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706165793103" calcext:value-type="float">
            <text:p>253.706165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418275" calcext:value-type="float">
            <text:p>253.684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7160975" calcext:value-type="float">
            <text:p>253.6716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53298758621" calcext:value-type="float">
            <text:p>253.653298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33408727273" calcext:value-type="float">
            <text:p>253.633408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3264" calcext:value-type="float">
            <text:p>253.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6312" calcext:value-type="float">
            <text:p>253.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6312" calcext:value-type="float">
            <text:p>253.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936" calcext:value-type="float">
            <text:p>253.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0216" calcext:value-type="float">
            <text:p>253.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0216" calcext:value-type="float">
            <text:p>253.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4308" calcext:value-type="float">
            <text:p>253.2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18212" calcext:value-type="float">
            <text:p>253.1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0602" calcext:value-type="float">
            <text:p>253.0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888" calcext:value-type="float">
            <text:p>253.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97944" calcext:value-type="float">
            <text:p>253.2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2888" calcext:value-type="float">
            <text:p>253.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08114553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95936" calcext:value-type="float">
            <text:p>253.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0" meta:object-count="0"/>
    <meta:user-defined meta:name="AppVersion">3.0</meta:user-defined>
  </office:meta>
</office:document-meta>
</file>